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95" calcext:value-type="float">
            <text:p>825.95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2" calcext:value-type="float">
            <text:p>0.7222</text:p>
          </table:table-cell>
          <table:table-cell table:style-name="ce2" office:value-type="float" office:value="0.8137" calcext:value-type="float">
            <text:p>0.81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34" calcext:value-type="float">
            <text:p>2572.3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" calcext:value-type="float">
            <text:p>0.639</text:p>
          </table:table-cell>
          <table:table-cell table:style-name="ce3" office:value-type="float" office:value="3786.68" calcext:value-type="float">
            <text:p>3.79E+03</text:p>
          </table:table-cell>
          <table:table-cell/>
          <table:table-cell office:value-type="string" calcext:value-type="string">
            <text:p>MSC gives the lowest residual but highest projection err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2.02" calcext:value-type="float">
            <text:p>12.0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5.46" calcext:value-type="float">
            <text:p>6325.4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3" office:value-type="float" office:value="1.259" calcext:value-type="float">
            <text:p>1.26E+00</text:p>
          </table:table-cell>
          <table:table-cell/>
          <table:table-cell office:value-type="string" calcext:value-type="string">
            <text:p>MSC gives the lowest residual but highest projection err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5.82" calcext:value-type="float">
            <text:p>8575.82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1" calcext:value-type="float">
            <text:p>0.6261</text:p>
          </table:table-cell>
          <table:table-cell table:style-name="ce3" office:value-type="float" office:value="0.8168" calcext:value-type="float">
            <text:p>8.17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/>
          <table:table-cell office:value-type="string" calcext:value-type="string">
            <text:p>Block jacobi gives lowest residual but highest mean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rojection error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3" office:value-type="float" office:value="0.6858" calcext:value-type="float">
            <text:p>6.86E-01</text:p>
          </table:table-cell>
          <table:table-cell/>
          <table:table-cell office:value-type="string" calcext:value-type="string">
            <text:p>MSC gives the lowest residual as well as lowest mean projection err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3.67" calcext:value-type="float">
            <text:p>43.67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8.69" calcext:value-type="float">
            <text:p>68.6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5" calcext:value-type="float">
            <text:p>3558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3" office:value-type="float" office:value="0.7148" calcext:value-type="float">
            <text:p>7.15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4.06" calcext:value-type="float">
            <text:p>74.06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32.62" calcext:value-type="float">
            <text:p>43632.6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" calcext:value-type="float">
            <text:p>0.593</text:p>
          </table:table-cell>
          <table:table-cell table:style-name="ce3" office:value-type="float" office:value="0.7762" calcext:value-type="float">
            <text:p>7.76E-01</text:p>
          </table:table-cell>
          <table:table-cell/>
          <table:table-cell office:value-type="string" calcext:value-type="string">
            <text:p>mean projection error.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gain <text:s/>ratio</text:p>
          </table:table-cell>
          <table:table-cell office:value-type="string" calcext:value-type="string">
            <text:p>final gain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7-27T15:09:14.466015897</dc:date>
    <meta:editing-duration>P2DT20H14M59S</meta:editing-duration>
    <meta:editing-cycles>54</meta:editing-cycles>
    <meta:generator>LibreOffice/6.1.6.3$Linux_X86_64 LibreOffice_project/10$Build-3</meta:generator>
    <meta:document-statistic meta:table-count="1" meta:cell-count="310" meta:object-count="0"/>
  </office:meta>
</office:document-meta>
</file>